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33cm"/>
    </style:style>
    <style:style style:name="P1" style:family="paragraph">
      <style:paragraph-properties fo:text-align="center"/>
      <style:text-properties fo:font-size="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8pt"/>
    </style:style>
    <style:style style:name="P7" style:family="paragraph">
      <style:paragraph-properties fo:margin-left="0cm" fo:margin-right="0cm" fo:text-indent="0cm"/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cm" svg:height="8cm" svg:x="5.5cm" svg:y="3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333cm" svg:height="8cm" svg:x="0cm" svg:y="3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4.333cm" svg:x="13.333cm" svg:y="4.833cm">
          <text:p text:style-name="P2"><text:span text:style-name="T1">Shel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66cm" svg:height="4.333cm" svg:x="0.334cm" svg:y="4.833cm">
          <text:p text:style-name="P2"><text:span text:style-name="T1">Attacker</text:span></text:p>
          <text:p text:style-name="P2"><text:span text:style-name="T1">(master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cm" svg:height="4.333cm" svg:x="5.833cm" svg:y="4.833cm">
          <text:p text:style-name="P2"><text:span text:style-name="T1">Beach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666cm" svg:height="1.666cm" svg:x="6cm" svg:y="5cm">
          <text:p text:style-name="P5"/>
          <draw:enhanced-geometry svg:viewBox="0 0 21600 21600" draw:mirror-horizontal="false" draw:mirror-vertical="false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gr3" draw:text-style-name="P1" draw:layer="layout" svg:width="1.666cm" svg:height="1.666cm" svg:x="6cm" svg:y="7.333cm">
          <text:p text:style-name="P5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line draw:style-name="gr4" draw:text-style-name="P4" draw:layer="layout" svg:x1="11.5cm" svg:y1="4.666cm" svg:x2="13cm" svg:y2="4.666cm">
          <text:p text:style-name="P5"/>
        </draw:line>
        <draw:line draw:style-name="gr4" draw:text-style-name="P4" draw:layer="layout" svg:x1="13cm" svg:y1="9.166cm" svg:x2="11.5cm" svg:y2="9.166cm">
          <text:p text:style-name="P5"/>
        </draw:line>
        <draw:custom-shape draw:style-name="gr3" draw:text-style-name="P1" draw:layer="layout" svg:width="5.166cm" svg:height="1.666cm" svg:x="6cm" svg:y="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10.666cm" svg:y="5.166cm">
          <text:p text:style-name="P2"><text:span text:style-name="T1">Pipe</text:span></text:p>
          <text:p text:style-name="P2"><text:span text:style-name="T1">ToShell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5" draw:text-style-name="P6" draw:layer="layout" svg:width="2.61cm" svg:height="0.581cm" svg:x="7.89cm" svg:y="5.585cm">
          <draw:text-box>
            <text:p text:style-name="P5"><text:span text:style-name="T1">Reader Thread</text:span></text:p>
          </draw:text-box>
        </draw:frame>
        <draw:custom-shape draw:style-name="gr3" draw:text-style-name="P1" draw:layer="layout" svg:width="5.166cm" svg:height="1.666cm" svg:x="6cm" svg:y="7.334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10.666cm" svg:y="7.833cm">
          <text:p text:style-name="P2"><text:span text:style-name="T1">Pipe</text:span></text:p>
          <text:p text:style-name="P2"><text:span text:style-name="T1">FromShell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5" draw:text-style-name="P6" draw:layer="layout" svg:width="2.471cm" svg:height="0.581cm" svg:x="7.89cm" svg:y="7.919cm">
          <draw:text-box>
            <text:p text:style-name="P5"><text:span text:style-name="T1">Writer Thread</text:span></text:p>
          </draw:text-box>
        </draw:frame>
        <draw:line draw:style-name="gr4" draw:text-style-name="P1" draw:layer="layout" svg:x1="10.666cm" svg:y1="8.333cm" svg:x2="7.5cm" svg:y2="8.333cm">
          <text:p text:style-name="P5"/>
        </draw:line>
        <draw:line draw:style-name="gr4" draw:text-style-name="P1" draw:layer="layout" svg:x1="7.5cm" svg:y1="5.666cm" svg:x2="10.666cm" svg:y2="5.666cm">
          <text:p text:style-name="P5"/>
        </draw:line>
        <draw:line draw:style-name="gr4" draw:text-style-name="P1" draw:layer="layout" svg:x1="3cm" svg:y1="5.666cm" svg:x2="6.333cm" svg:y2="5.666cm">
          <text:p text:style-name="P5"/>
        </draw:line>
        <draw:line draw:style-name="gr4" draw:text-style-name="P1" draw:layer="layout" svg:x1="6.333cm" svg:y1="8.333cm" svg:x2="3cm" svg:y2="8.333cm">
          <text:p text:style-name="P5"/>
        </draw:line>
        <draw:frame draw:style-name="gr5" draw:text-style-name="P6" draw:layer="layout" svg:width="1.162cm" svg:height="0.581cm" svg:x="3.504cm" svg:y="5.252cm">
          <draw:text-box>
            <text:p text:style-name="P5"><text:span text:style-name="T1">DMA</text:span></text:p>
          </draw:text-box>
        </draw:frame>
        <draw:frame draw:style-name="gr5" draw:text-style-name="P6" draw:layer="layout" svg:width="1.162cm" svg:height="0.581cm" svg:x="3.5cm" svg:y="7.833cm">
          <draw:text-box>
            <text:p text:style-name="P5"><text:span text:style-name="T1">DMA</text:span></text:p>
          </draw:text-box>
        </draw:frame>
        <draw:frame draw:style-name="gr5" draw:text-style-name="P7" draw:layer="layout" svg:width="2.204cm" svg:height="0.911cm" draw:transform="rotate (1.5707963267946) translate (6.589cm 5cm)">
          <draw:text-box>
            <text:p text:style-name="P5"><text:span text:style-name="T1">Ringbuffer</text:span></text:p>
            <text:p text:style-name="P5"><text:span text:style-name="T1">FromMaster</text:span></text:p>
          </draw:text-box>
        </draw:frame>
        <draw:frame draw:style-name="gr6" draw:text-style-name="P7" draw:layer="layout" svg:width="2cm" svg:height="0.911cm" draw:transform="rotate (1.5707963267946) translate (6.589cm 11cm)">
          <draw:text-box>
            <text:p text:style-name="P5"><text:span text:style-name="T1">Ringbuffer</text:span></text:p>
            <text:p text:style-name="P5"><text:span text:style-name="T1">ToMaster</text:span></text:p>
          </draw:text-box>
        </draw:frame>
        <draw:frame draw:style-name="gr7" draw:text-style-name="P3" draw:layer="layout" svg:width="3.166cm" svg:height="0.911cm" svg:x="0.166cm" svg:y="3cm">
          <draw:text-box>
            <text:p text:style-name="P2"><text:span text:style-name="T1">ATTACKERS HOST</text:span></text:p>
            <text:p text:style-name="P2"><text:span text:style-name="T1"/></text:p>
          </draw:text-box>
        </draw:frame>
        <draw:frame draw:style-name="gr7" draw:text-style-name="P3" draw:layer="layout" svg:width="2.667cm" svg:height="0.581cm" svg:x="10.166cm" svg:y="3cm">
          <draw:text-box>
            <text:p text:style-name="P2"><text:span text:style-name="T1">VICTIMS HO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1-26T03:35:56</meta:creation-date>
    <dc:date>2007-01-26T03:53:42</dc:date>
    <dc:language>de-DE</dc:language>
    <meta:editing-cycles>4</meta:editing-cycles>
    <meta:editing-duration>PT15M34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